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margin-left="0cm" fo:margin-right="0cm" fo:text-indent="0cm"/>
      <style:text-properties fo:font-family="Symbol" fo:font-style="normal" style:font-style-asian="normal" style:font-style-complex="normal"/>
    </style:style>
    <style:style style:name="P5" style:family="paragraph">
      <style:text-properties fo:font-family="Symbol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family="Symbol" fo:font-size="16pt" fo:font-style="normal" style:font-size-asian="16pt" style:font-style-asian="normal" style:font-size-complex="16pt" style:font-style-complex="normal"/>
    </style:style>
    <style:style style:name="T3" style:family="text">
      <style:text-properties style:text-position="-33% 58%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7cm" svg:y1="1.425cm" svg:x2="1.637cm" svg:y2="4.925cm">
          <text:p text:style-name="P2"/>
        </draw:line>
        <draw:line draw:style-name="gr1" draw:text-style-name="P1" draw:layer="layout" svg:x1="4.361cm" svg:y1="4.911cm" svg:x2="1.637cm" svg:y2="4.925cm">
          <text:p text:style-name="P2"/>
        </draw:line>
        <draw:frame draw:style-name="gr2" draw:layer="layout" svg:width="1.137cm" svg:height="0.962cm" svg:x="-0.067cm" svg:y="1.336cm">
          <draw:text-box>
            <text:p text:style-name="P2">A)</text:p>
          </draw:text-box>
        </draw:frame>
        <draw:line draw:style-name="gr1" draw:text-style-name="P1" draw:layer="layout" svg:x1="1.609cm" svg:y1="4.657cm" svg:x2="2.936cm" svg:y2="3.852cm">
          <text:p text:style-name="P2"/>
        </draw:line>
        <draw:line draw:style-name="gr1" draw:text-style-name="P1" draw:layer="layout" svg:x1="2.91cm" svg:y1="2.328cm" svg:x2="4.22cm" svg:y2="1.764cm">
          <text:p text:style-name="P2"/>
        </draw:line>
        <draw:line draw:style-name="gr3" draw:text-style-name="P1" draw:layer="layout" svg:x1="2.907cm" svg:y1="1.454cm" svg:x2="2.907cm" svg:y2="4.883cm">
          <text:p text:style-name="P2"/>
        </draw:line>
        <draw:frame draw:style-name="gr2" draw:text-style-name="P3" draw:layer="layout" svg:width="0.845cm" svg:height="0.878cm" svg:x="2.65cm" svg:y="4.918cm">
          <draw:text-box>
            <text:p text:style-name="P2"><text:span text:style-name="T1">T</text:span></text:p>
          </draw:text-box>
        </draw:frame>
        <draw:frame draw:style-name="gr2" draw:text-style-name="P3" draw:layer="layout" svg:width="0.879cm" svg:height="0.878cm" draw:transform="rotate (1.57795217672778) translate (0.647cm 3.561cm)">
          <draw:text-box>
            <text:p text:style-name="P2"><text:span text:style-name="T1">V</text:span></text:p>
          </draw:text-box>
        </draw:frame>
        <draw:line draw:style-name="gr1" draw:text-style-name="P1" draw:layer="layout" svg:x1="5.437cm" svg:y1="1.426cm" svg:x2="5.437cm" svg:y2="4.926cm">
          <text:p text:style-name="P2"/>
        </draw:line>
        <draw:line draw:style-name="gr1" draw:text-style-name="P1" draw:layer="layout" svg:x1="8.161cm" svg:y1="4.912cm" svg:x2="5.437cm" svg:y2="4.926cm">
          <text:p text:style-name="P2"/>
        </draw:line>
        <draw:frame draw:style-name="gr2" draw:text-style-name="P3" draw:layer="layout" svg:width="0.845cm" svg:height="0.878cm" svg:x="6.45cm" svg:y="4.919cm">
          <draw:text-box>
            <text:p text:style-name="P2"><text:span text:style-name="T1">T</text:span></text:p>
          </draw:text-box>
        </draw:frame>
        <draw:line draw:style-name="gr1" draw:text-style-name="P1" draw:layer="layout" svg:x1="9.337cm" svg:y1="1.427cm" svg:x2="9.337cm" svg:y2="4.927cm">
          <text:p text:style-name="P2"/>
        </draw:line>
        <draw:line draw:style-name="gr1" draw:text-style-name="P1" draw:layer="layout" svg:x1="12.061cm" svg:y1="4.913cm" svg:x2="9.337cm" svg:y2="4.927cm">
          <text:p text:style-name="P2"/>
        </draw:line>
        <draw:frame draw:style-name="gr2" draw:text-style-name="P3" draw:layer="layout" svg:width="0.845cm" svg:height="0.878cm" svg:x="10.35cm" svg:y="4.92cm">
          <draw:text-box>
            <text:p text:style-name="P2"><text:span text:style-name="T1">T</text:span></text:p>
          </draw:text-box>
        </draw:frame>
        <draw:line draw:style-name="gr1" draw:text-style-name="P1" draw:layer="layout" svg:x1="13.237cm" svg:y1="1.428cm" svg:x2="13.237cm" svg:y2="4.928cm">
          <text:p text:style-name="P2"/>
        </draw:line>
        <draw:line draw:style-name="gr1" draw:text-style-name="P1" draw:layer="layout" svg:x1="15.961cm" svg:y1="4.914cm" svg:x2="13.237cm" svg:y2="4.928cm">
          <text:p text:style-name="P2"/>
        </draw:line>
        <draw:frame draw:style-name="gr2" draw:text-style-name="P3" draw:layer="layout" svg:width="0.845cm" svg:height="0.878cm" svg:x="14.25cm" svg:y="4.921cm">
          <draw:text-box>
            <text:p text:style-name="P2"><text:span text:style-name="T1">T</text:span></text:p>
          </draw:text-box>
        </draw:frame>
        <draw:line draw:style-name="gr1" draw:text-style-name="P1" draw:layer="layout" svg:x1="17.179cm" svg:y1="1.429cm" svg:x2="17.179cm" svg:y2="4.929cm">
          <text:p text:style-name="P2"/>
        </draw:line>
        <draw:line draw:style-name="gr1" draw:text-style-name="P1" draw:layer="layout" svg:x1="19.903cm" svg:y1="4.915cm" svg:x2="17.179cm" svg:y2="4.929cm">
          <text:p text:style-name="P2"/>
        </draw:line>
        <draw:frame draw:style-name="gr2" draw:text-style-name="P3" draw:layer="layout" svg:width="0.845cm" svg:height="0.878cm" svg:x="18.192cm" svg:y="4.922cm">
          <draw:text-box>
            <text:p text:style-name="P2"><text:span text:style-name="T1">T</text:span></text:p>
          </draw:text-box>
        </draw:frame>
        <draw:line draw:style-name="gr1" draw:text-style-name="P1" draw:layer="layout" svg:x1="17.237cm" svg:y1="6.074cm" svg:x2="17.237cm" svg:y2="9.574cm">
          <text:p text:style-name="P2"/>
        </draw:line>
        <draw:line draw:style-name="gr1" draw:text-style-name="P1" draw:layer="layout" svg:x1="19.961cm" svg:y1="9.56cm" svg:x2="17.237cm" svg:y2="9.574cm">
          <text:p text:style-name="P2"/>
        </draw:line>
        <draw:frame draw:style-name="gr2" draw:text-style-name="P3" draw:layer="layout" svg:width="0.845cm" svg:height="0.878cm" svg:x="18.25cm" svg:y="9.567cm">
          <draw:text-box>
            <text:p text:style-name="P2"><text:span text:style-name="T1">T</text:span></text:p>
          </draw:text-box>
        </draw:frame>
        <draw:line draw:style-name="gr1" draw:text-style-name="P1" draw:layer="layout" svg:x1="13.337cm" svg:y1="6.075cm" svg:x2="13.337cm" svg:y2="9.575cm">
          <text:p text:style-name="P2"/>
        </draw:line>
        <draw:line draw:style-name="gr1" draw:text-style-name="P1" draw:layer="layout" svg:x1="16.061cm" svg:y1="9.561cm" svg:x2="13.337cm" svg:y2="9.575cm">
          <text:p text:style-name="P2"/>
        </draw:line>
        <draw:frame draw:style-name="gr2" draw:text-style-name="P3" draw:layer="layout" svg:width="0.845cm" svg:height="0.878cm" svg:x="14.35cm" svg:y="9.568cm">
          <draw:text-box>
            <text:p text:style-name="P2"><text:span text:style-name="T1">T</text:span></text:p>
          </draw:text-box>
        </draw:frame>
        <draw:line draw:style-name="gr1" draw:text-style-name="P1" draw:layer="layout" svg:x1="9.409cm" svg:y1="6.076cm" svg:x2="9.409cm" svg:y2="9.576cm">
          <text:p text:style-name="P2"/>
        </draw:line>
        <draw:line draw:style-name="gr1" draw:text-style-name="P1" draw:layer="layout" svg:x1="12.133cm" svg:y1="9.562cm" svg:x2="9.409cm" svg:y2="9.576cm">
          <text:p text:style-name="P2"/>
        </draw:line>
        <draw:frame draw:style-name="gr2" draw:text-style-name="P3" draw:layer="layout" svg:width="0.845cm" svg:height="0.878cm" svg:x="10.422cm" svg:y="9.569cm">
          <draw:text-box>
            <text:p text:style-name="P2"><text:span text:style-name="T1">T</text:span></text:p>
          </draw:text-box>
        </draw:frame>
        <draw:line draw:style-name="gr1" draw:text-style-name="P1" draw:layer="layout" svg:x1="5.509cm" svg:y1="6.077cm" svg:x2="5.509cm" svg:y2="9.577cm">
          <text:p text:style-name="P2"/>
        </draw:line>
        <draw:line draw:style-name="gr1" draw:text-style-name="P1" draw:layer="layout" svg:x1="8.233cm" svg:y1="9.563cm" svg:x2="5.509cm" svg:y2="9.577cm">
          <text:p text:style-name="P2"/>
        </draw:line>
        <draw:frame draw:style-name="gr2" draw:text-style-name="P3" draw:layer="layout" svg:width="0.845cm" svg:height="0.878cm" svg:x="6.522cm" svg:y="9.57cm">
          <draw:text-box>
            <text:p text:style-name="P2"><text:span text:style-name="T1">T</text:span></text:p>
          </draw:text-box>
        </draw:frame>
        <draw:line draw:style-name="gr1" draw:text-style-name="P1" draw:layer="layout" svg:x1="1.651cm" svg:y1="6.078cm" svg:x2="1.651cm" svg:y2="9.578cm">
          <text:p text:style-name="P2"/>
        </draw:line>
        <draw:line draw:style-name="gr1" draw:text-style-name="P1" draw:layer="layout" svg:x1="4.375cm" svg:y1="9.564cm" svg:x2="1.651cm" svg:y2="9.578cm">
          <text:p text:style-name="P2"/>
        </draw:line>
        <draw:frame draw:style-name="gr2" draw:text-style-name="P3" draw:layer="layout" svg:width="0.845cm" svg:height="0.878cm" svg:x="2.664cm" svg:y="9.571cm">
          <draw:text-box>
            <text:p text:style-name="P2"><text:span text:style-name="T1">T</text:span></text:p>
          </draw:text-box>
        </draw:frame>
        <draw:frame draw:style-name="gr2" draw:text-style-name="P3" draw:layer="layout" svg:width="0.908cm" svg:height="0.878cm" draw:transform="rotate (1.57795217672778) translate (4.547cm 3.561cm)">
          <draw:text-box>
            <text:p text:style-name="P2"><text:span text:style-name="T1">H</text:span></text:p>
          </draw:text-box>
        </draw:frame>
        <draw:frame draw:style-name="gr2" draw:text-style-name="P5" draw:layer="layout" svg:width="0.828cm" svg:height="0.988cm" draw:transform="rotate (1.57795217672778) translate (8.247cm 3.561cm)">
          <draw:text-box>
            <text:p text:style-name="P4"><text:span text:style-name="T2">m</text:span></text:p>
          </draw:text-box>
        </draw:frame>
        <draw:frame draw:style-name="gr2" draw:text-style-name="P3" draw:layer="layout" svg:width="0.879cm" svg:height="0.878cm" draw:transform="rotate (1.57795217672778) translate (12.347cm 3.561cm)">
          <draw:text-box>
            <text:p text:style-name="P2"><text:span text:style-name="T1">S</text:span></text:p>
          </draw:text-box>
        </draw:frame>
        <draw:frame draw:style-name="gr2" draw:text-style-name="P3" draw:layer="layout" svg:width="1.124cm" svg:height="1.014cm" draw:transform="rotate (1.57795217672778) translate (16.276cm 3.561cm)">
          <draw:text-box>
            <text:p text:style-name="P2"><text:span text:style-name="T1">C</text:span><text:span text:style-name="T3">P</text:span></text:p>
          </draw:text-box>
        </draw:frame>
        <draw:frame draw:style-name="gr2" draw:text-style-name="P3" draw:layer="layout" svg:width="0.879cm" svg:height="0.878cm" draw:transform="rotate (1.57795217672778) translate (0.647cm 8.362cm)">
          <draw:text-box>
            <text:p text:style-name="P2"><text:span text:style-name="T1">V</text:span></text:p>
          </draw:text-box>
        </draw:frame>
        <draw:frame draw:style-name="gr2" draw:text-style-name="P3" draw:layer="layout" svg:width="0.908cm" svg:height="0.878cm" draw:transform="rotate (1.57795217672778) translate (4.547cm 8.362cm)">
          <draw:text-box>
            <text:p text:style-name="P2"><text:span text:style-name="T1">H</text:span></text:p>
          </draw:text-box>
        </draw:frame>
        <draw:frame draw:style-name="gr2" draw:text-style-name="P5" draw:layer="layout" svg:width="0.828cm" svg:height="0.988cm" draw:transform="rotate (1.57795217672778) translate (8.247cm 8.362cm)">
          <draw:text-box>
            <text:p text:style-name="P4"><text:span text:style-name="T2">m</text:span></text:p>
          </draw:text-box>
        </draw:frame>
        <draw:frame draw:style-name="gr2" draw:text-style-name="P3" draw:layer="layout" svg:width="0.879cm" svg:height="0.878cm" draw:transform="rotate (1.57795217672778) translate (12.347cm 8.362cm)">
          <draw:text-box>
            <text:p text:style-name="P2"><text:span text:style-name="T1">S</text:span></text:p>
          </draw:text-box>
        </draw:frame>
        <draw:frame draw:style-name="gr2" draw:text-style-name="P3" draw:layer="layout" svg:width="1.124cm" svg:height="1.014cm" draw:transform="rotate (1.57795217672778) translate (16.276cm 8.362cm)">
          <draw:text-box>
            <text:p text:style-name="P2"><text:span text:style-name="T1">C</text:span><text:span text:style-name="T3">P</text:span></text:p>
          </draw:text-box>
        </draw:frame>
        <draw:line draw:style-name="gr3" draw:text-style-name="P1" draw:layer="layout" svg:x1="6.849cm" svg:y1="1.455cm" svg:x2="6.849cm" svg:y2="4.884cm">
          <text:p text:style-name="P2"/>
        </draw:line>
        <draw:line draw:style-name="gr3" draw:text-style-name="P1" draw:layer="layout" svg:x1="10.777cm" svg:y1="1.456cm" svg:x2="10.777cm" svg:y2="4.885cm">
          <text:p text:style-name="P2"/>
        </draw:line>
        <draw:line draw:style-name="gr3" draw:text-style-name="P1" draw:layer="layout" svg:x1="14.719cm" svg:y1="1.457cm" svg:x2="14.719cm" svg:y2="4.886cm">
          <text:p text:style-name="P2"/>
        </draw:line>
        <draw:line draw:style-name="gr3" draw:text-style-name="P1" draw:layer="layout" svg:x1="18.677cm" svg:y1="4.361cm" svg:x2="18.677cm" svg:y2="4.887cm">
          <text:p text:style-name="P2"/>
        </draw:line>
        <draw:line draw:style-name="gr3" draw:text-style-name="P1" draw:layer="layout" svg:x1="2.979cm" svg:y1="6.069cm" svg:x2="2.979cm" svg:y2="9.498cm">
          <text:p text:style-name="P2"/>
        </draw:line>
        <draw:line draw:style-name="gr3" draw:text-style-name="P1" draw:layer="layout" svg:x1="6.907cm" svg:y1="6.07cm" svg:x2="6.907cm" svg:y2="9.499cm">
          <text:p text:style-name="P2"/>
        </draw:line>
        <draw:line draw:style-name="gr3" draw:text-style-name="P1" draw:layer="layout" svg:x1="10.835cm" svg:y1="6.071cm" svg:x2="10.835cm" svg:y2="9.5cm">
          <text:p text:style-name="P2"/>
        </draw:line>
        <draw:line draw:style-name="gr3" draw:text-style-name="P1" draw:layer="layout" svg:x1="14.763cm" svg:y1="6.072cm" svg:x2="14.763cm" svg:y2="9.501cm">
          <text:p text:style-name="P2"/>
        </draw:line>
        <draw:line draw:style-name="gr3" draw:text-style-name="P1" draw:layer="layout" svg:x1="18.749cm" svg:y1="6.073cm" svg:x2="18.749cm" svg:y2="9.502cm">
          <text:p text:style-name="P2"/>
        </draw:line>
        <draw:frame draw:style-name="gr2" draw:layer="layout" svg:width="1.137cm" svg:height="0.962cm" svg:x="-0.066cm" svg:y="5.936cm">
          <draw:text-box>
            <text:p text:style-name="P2">B)</text:p>
          </draw:text-box>
        </draw:frame>
        <draw:line draw:style-name="gr1" draw:text-style-name="P1" draw:layer="layout" svg:x1="5.438cm" svg:y1="4.798cm" svg:x2="6.816cm" svg:y2="3.556cm">
          <text:p text:style-name="P2"/>
        </draw:line>
        <draw:line draw:style-name="gr1" draw:text-style-name="P1" draw:layer="layout" svg:x1="6.83cm" svg:y1="2.272cm" svg:x2="8.199cm" svg:y2="1.934cm">
          <text:p text:style-name="P2"/>
        </draw:line>
        <draw:line draw:style-name="gr1" draw:text-style-name="P1" draw:layer="layout" svg:x1="9.356cm" svg:y1="1.51cm" svg:x2="10.753cm" svg:y2="2.484cm">
          <text:p text:style-name="P2"/>
        </draw:line>
        <draw:line draw:style-name="gr1" draw:text-style-name="P1" draw:layer="layout" svg:x1="12.094cm" svg:y1="4.304cm" svg:x2="10.754cm" svg:y2="2.484cm">
          <text:p text:style-name="P2"/>
        </draw:line>
        <draw:line draw:style-name="gr1" draw:text-style-name="P1" draw:layer="layout" svg:x1="13.279cm" svg:y1="4.629cm" svg:x2="14.676cm" svg:y2="3.627cm">
          <text:p text:style-name="P2"/>
        </draw:line>
        <draw:line draw:style-name="gr1" draw:text-style-name="P1" draw:layer="layout" svg:x1="14.732cm" svg:y1="2.329cm" svg:x2="15.946cm" svg:y2="2.089cm">
          <text:p text:style-name="P2"/>
        </draw:line>
        <draw:line draw:style-name="gr1" draw:text-style-name="P1" draw:layer="layout" svg:x1="17.202cm" svg:y1="4.304cm" svg:x2="18.641cm" svg:y2="4.05cm">
          <text:p text:style-name="P2"/>
        </draw:line>
        <draw:line draw:style-name="gr1" draw:text-style-name="P1" draw:layer="layout" svg:x1="18.712cm" svg:y1="4.333cm" svg:x2="19.968cm" svg:y2="4.135cm">
          <text:p text:style-name="P2"/>
        </draw:line>
        <draw:line draw:style-name="gr1" draw:text-style-name="P1" draw:layer="layout" svg:x1="18.712cm" svg:y1="4.333cm" svg:x2="18.641cm" svg:y2="1.454cm">
          <text:p text:style-name="P2"/>
        </draw:line>
        <draw:line draw:style-name="gr1" draw:text-style-name="P1" draw:layer="layout" svg:x1="18.641cm" svg:y1="4.022cm" svg:x2="18.642cm" svg:y2="1.455cm">
          <text:p text:style-name="P2"/>
        </draw:line>
        <draw:path draw:style-name="gr4" draw:text-style-name="P1" draw:layer="layout" svg:width="1.269cm" svg:height="1.72cm" svg:x="1.68cm" svg:y="7.55cm" svg:viewBox="0 0 1270 1721" svg:d="m0 1721 381-338c381-338 479-649 479-635s396-748 396-734l14-14">
          <text:p text:style-name="P2"/>
        </draw:path>
        <draw:path draw:style-name="gr4" draw:text-style-name="P1" draw:layer="layout" svg:width="1.17cm" svg:height="1.1cm" svg:x="2.992cm" svg:y="6.435cm" svg:viewBox="0 0 1171 1101" svg:d="m1171 0c-99 198-113 198-113 198l-225 296-311 296-226 156c0 0-169 113-169 98s-113 43-127 57l14-14">
          <text:p text:style-name="P2"/>
        </draw:path>
        <draw:path draw:style-name="gr4" draw:text-style-name="P1" draw:layer="layout" svg:width="2.539cm" svg:height="2.567cm" svg:x="5.603cm" svg:y="6.661cm" svg:viewBox="0 0 2540 2568" svg:d="m0 2568 296-240c296-240 409-395 409-395l353-536c0 0 183-367 183-381s85-113 85-113l353-296c0 0 578-410 564-395s282-212 297-212h-15">
          <text:p text:style-name="P2"/>
        </draw:path>
        <draw:path draw:style-name="gr4" draw:text-style-name="P1" draw:layer="layout" svg:width="2.68cm" svg:height="1.48cm" svg:x="9.441cm" svg:y="7.409cm" svg:viewBox="0 0 2681 1481" svg:d="m0 0 522 99c522 99 621 169 621 169 0 0 240 56 254 56s423 226 423 226l367 212 254 282c0 0 183 268 183 282s57 155 57 155h-14">
          <text:p text:style-name="P2"/>
        </draw:path>
        <draw:path draw:style-name="gr4" draw:text-style-name="P1" draw:layer="layout" svg:width="2.651cm" svg:height="2.596cm" svg:x="13.35cm" svg:y="6.604cm" svg:viewBox="0 0 2652 2597" svg:d="m0 2597 282-198c282-198 578-564 578-564l424-649c0 0 127-353 113-339s169-141 169-141c0 0 466-296 451-282s635-424 635-424">
          <text:p text:style-name="P2"/>
        </draw:path>
        <draw:path draw:style-name="gr4" draw:text-style-name="P1" draw:layer="layout" svg:width="1.495cm" svg:height="1.749cm" svg:x="17.23cm" svg:y="7.423cm" svg:viewBox="0 0 1496 1750" svg:d="m0 1750c311-184 409-283 409-268s678-819 678-819l409-635c0 0 0 28 0 14s-14-42-14-42">
          <text:p text:style-name="P2"/>
        </draw:path>
        <draw:line draw:style-name="gr1" draw:text-style-name="P1" draw:layer="layout" svg:x1="18.782cm" svg:y1="8.538cm" svg:x2="19.982cm" svg:y2="8.17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6-09T08:17:50</meta:creation-date>
    <dc:creator>Jussi Eloranta</dc:creator>
    <dc:date>2008-06-09T08:39:48</dc:date>
    <meta:editing-cycles>27</meta:editing-cycles>
    <meta:editing-duration>PT21M59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